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193c06" officeooo:paragraph-rsid="0024e4c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1a86c4" officeooo:paragraph-rsid="001a86c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a86c4" officeooo:paragraph-rsid="001a86c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c3be7" officeooo:paragraph-rsid="001c3be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6pt" fo:letter-spacing="normal" fo:font-style="normal" fo:font-weight="normal" officeooo:rsid="00193c06" officeooo:paragraph-rsid="0024e4cb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193c06" officeooo:paragraph-rsid="00193c0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a86c4" officeooo:paragraph-rsid="001a86c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c3be7" officeooo:paragraph-rsid="001c3be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4pt" fo:font-weight="bold" officeooo:rsid="00193c06" officeooo:paragraph-rsid="00193c06" style:font-size-asian="21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24pt" fo:font-weight="bold" officeooo:rsid="00193c06" officeooo:paragraph-rsid="00193c06" style:font-size-asian="21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normal" officeooo:rsid="00193c06" officeooo:paragraph-rsid="00193c06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fo:font-weight="normal" officeooo:rsid="001a86c4" officeooo:paragraph-rsid="001a86c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1b13b1" officeooo:paragraph-rsid="001b13b1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fo:font-weight="bold" officeooo:rsid="001a86c4" officeooo:paragraph-rsid="001a86c4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93c06" officeooo:paragraph-rsid="00193c0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e4cb" style:font-weight-asian="bold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b13b1"/>
    </style:style>
    <style:style style:name="T6" style:family="text">
      <style:text-properties fo:font-variant="normal" fo:text-transform="none" fo:letter-spacing="normal" fo:font-style="normal" fo:font-weight="normal" loext:padding="0.0193in" loext:border="0.06pt solid #d9d9e3"/>
    </style:style>
    <style:style style:name="T7" style:family="text">
      <style:text-properties fo:font-variant="normal" fo:text-transform="none" style:font-name="Söhne Mono" fo:letter-spacing="normal" fo:font-style="normal"/>
    </style:style>
    <style:style style:name="T8" style:family="text">
      <style:text-properties fo:font-variant="normal" fo:text-transform="none" style:font-name="Söhne Mono" fo:letter-spacing="normal" fo:font-style="normal" fo:font-weight="normal"/>
    </style:style>
    <style:style style:name="T9" style:family="text">
      <style:text-properties fo:font-variant="normal" fo:text-transform="none" style:font-name="Söhne Mono" fo:letter-spacing="normal" fo:font-style="normal" fo:font-weight="normal" officeooo:rsid="001b13b1"/>
    </style:style>
    <style:style style:name="T10" style:family="text">
      <style:text-properties fo:font-variant="normal" fo:text-transform="none" style:font-name="Söhne Mono" fo:letter-spacing="normal" fo:font-style="normal" fo:font-weight="normal" loext:padding="0.0193in" loext:border="0.06pt solid #d9d9e3"/>
    </style:style>
    <style:style style:name="T11" style:family="text">
      <style:text-properties fo:font-size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officeooo:rsid="001b13b1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bold" officeooo:rsid="0024e4cb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e4c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rmal Methods in Software Engineering</text:p>
      <text:p text:style-name="P9"/>
      <text:p text:style-name="P9">Assignment # 02</text:p>
      <text:p text:style-name="P9"/>
      <text:p text:style-name="P10">Q-no-1:</text:p>
      <text:p text:style-name="P10"/>
      <text:p text:style-name="P11"><text:span text:style-name="T13">class</text:span><text:span text:style-name="T12"> FurnaceMonitor </text:span><text:s/></text:p>
      <text:p text:style-name="P11"/>
      <text:p text:style-name="P13">types:</text:p>
      <text:p text:style-name="P11"><text:tab/><text:span text:style-name="T12">DayNumber<text:tab/>:<text:tab/>N</text:span></text:p>
      <text:p text:style-name="P15"><text:tab/>Temp<text:tab/><text:tab/>:<text:tab/>N</text:p>
      <text:p text:style-name="P15"><text:tab/>Emergency<text:tab/>:<text:tab/>B</text:p>
      <text:p text:style-name="P6"/>
      <text:p text:style-name="P5"><text:span text:style-name="T2">I</text:span><text:span text:style-name="T1">nstance variables:</text:span> </text:p>
      <text:p text:style-name="P1"><text:tab/><text:span text:style-name="T11">readings: map DayNumber to Temperature * Emergency;</text:span></text:p>
      <text:p text:style-name="P12"/>
      <text:p text:style-name="P14">Operations:</text:p>
      <text:p text:style-name="P2"/>
      <text:p text:style-name="P7"><text:span text:style-name="T5">public </text:span><text:span text:style-name="T3">addReading</text:span><text:span text:style-name="T4">: DayNumber * Temperature * Emergency -&gt; () addReading(day, temp, emg) == (readings := readings ++ {day |-&gt; (temp, emg)})</text:span></text:p>
      <text:p text:style-name="P3"/>
      <text:p text:style-name="P8"><text:span text:style-name="T6">public</text:span><text:span text:style-name="T4"> </text:span><text:span text:style-name="T3">wasEmergency</text:span><text:span text:style-name="T4">: DayNumber -&gt; </text:span><text:span text:style-name="T6">bool wasEmergency(day)</text:span><text:span text:style-name="T4"> == is_(day </text:span><text:span text:style-name="T6">in</text:span><text:span text:style-name="T4"> </text:span><text:span text:style-name="T6">set</text:span><text:span text:style-name="T4"> dom readings) </text:span><text:span text:style-name="T6">and readings(day)</text:span><text:span text:style-name="T4"> = (temp, </text:span><text:span text:style-name="T6">true</text:span><text:span text:style-name="T4">)</text:span></text:p>
      <text:p text:style-name="P4"/>
      <text:p text:style-name="P8"><text:span text:style-name="T6">public</text:span><text:span text:style-name="T4"> </text:span><text:span text:style-name="T3">getTemperatures</text:span><text:span text:style-name="T4">: () -&gt; </text:span><text:span text:style-name="T6">seq of Temperature getTemperatures()</text:span><text:span text:style-name="T4"> == [temp | day </text:span><text:span text:style-name="T6">in</text:span><text:span text:style-name="T4"> </text:span><text:span text:style-name="T6">set</text:span><text:span text:style-name="T4"> dom readings &amp; readings(day) = (temp, </text:span><text:span text:style-name="T6">true</text:span><text:span text:style-name="T4">)]</text:span></text:p>
      <text:p text:style-name="P4"/>
      <text:p text:style-name="P8"><text:span text:style-name="T6">public</text:span><text:span text:style-name="T4"> </text:span><text:span text:style-name="T3">numberOfEmergencies</text:span><text:span text:style-name="T4">: () -&gt; </text:span><text:span text:style-name="T6">nat numberOfEmergencies()</text:span><text:span text:style-name="T4"> == card {day | day </text:span><text:span text:style-name="T6">in</text:span><text:span text:style-name="T4"> </text:span><text:span text:style-name="T6">set</text:span><text:span text:style-name="T4"> dom readings &amp; readings(day) = (temp, </text:span><text:span text:style-name="T6">true</text:span><text:span text:style-name="T4">)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3-04-10T22:39:12.564040590</dc:date>
    <meta:editing-duration>PT36M16S</meta:editing-duration>
    <meta:editing-cycles>4</meta:editing-cycles>
    <meta:document-statistic meta:table-count="0" meta:image-count="0" meta:object-count="0" meta:page-count="1" meta:paragraph-count="15" meta:word-count="110" meta:character-count="731" meta:non-whitespace-character-count="628"/>
  </office:meta>
</office:document-meta>
</file>